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size="12pt" officeooo:paragraph-rsid="000ef280"/>
    </style:style>
    <style:style style:name="P2" style:family="paragraph" style:parent-style-name="Standard">
      <style:paragraph-properties style:writing-mode="lr-tb"/>
      <style:text-properties officeooo:paragraph-rsid="000ef280"/>
    </style:style>
    <style:style style:name="P3" style:family="paragraph" style:parent-style-name="Standard" style:list-style-name="L1">
      <style:paragraph-properties fo:text-align="start" style:justify-single-word="false" style:writing-mode="lr-tb"/>
      <style:text-properties officeooo:paragraph-rsid="000ef280"/>
    </style:style>
    <style:style style:name="P4" style:family="paragraph" style:parent-style-name="Standard" style:list-style-name="L2">
      <style:paragraph-properties fo:text-align="start" style:justify-single-word="false" style:writing-mode="lr-tb"/>
      <style:text-properties fo:font-size="12pt" officeooo:rsid="00112503" officeooo:paragraph-rsid="000ef280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2pt" fo:font-weight="bold" officeooo:rsid="000d6d12" officeooo:paragraph-rsid="000fe39c" style:font-size-asian="12.25pt" style:font-weight-asian="bold" style:font-size-complex="14pt" style:font-weight-complex="bold"/>
    </style:style>
    <style:style style:name="P6" style:family="paragraph" style:parent-style-name="Standard">
      <style:paragraph-properties style:writing-mode="lr-tb"/>
      <style:text-properties fo:font-size="12pt" officeooo:paragraph-rsid="000fe39c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2pt" officeooo:paragraph-rsid="000fe39c"/>
    </style:style>
    <style:style style:name="P8" style:family="paragraph" style:parent-style-name="Standard">
      <style:paragraph-properties style:writing-mode="lr-tb"/>
      <style:text-properties officeooo:paragraph-rsid="000fe39c"/>
    </style:style>
    <style:style style:name="T1" style:family="text">
      <style:text-properties style:font-name="Liberation Serif" style:font-size-asian="12pt" style:font-size-complex="12pt"/>
    </style:style>
    <style:style style:name="T2" style:family="text">
      <style:text-properties style:font-name="Liberation Serif" officeooo:rsid="0017edc1" style:font-size-asian="12pt" style:font-size-complex="12pt"/>
    </style:style>
    <style:style style:name="T3" style:family="text">
      <style:text-properties style:font-name="Liberation Serif" officeooo:rsid="000da724" style:font-size-asian="12pt" style:font-size-complex="12pt"/>
    </style:style>
    <style:style style:name="T4" style:family="text">
      <style:text-properties style:font-name="Liberation Serif" fo:font-weight="bold" style:font-size-asian="12pt" style:font-weight-asian="bold" style:font-size-complex="12pt" style:font-weight-complex="bold"/>
    </style:style>
    <style:style style:name="T5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weight="normal" officeooo:rsid="0017edc1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4pt" fo:font-weight="bold" officeooo:rsid="0019d9ea" style:font-size-asian="12.25pt" style:font-weight-asian="bold" style:font-size-complex="14pt" style:font-weight-complex="bold"/>
    </style:style>
    <style:style style:name="T8" style:family="text">
      <style:text-properties style:font-name="Liberation Serif" fo:font-size="14pt" fo:font-weight="bold" officeooo:rsid="001dbb4d" style:font-size-asian="12.25pt" style:font-weight-asian="bold" style:font-size-complex="14pt" style:font-weight-complex="bold"/>
    </style:style>
    <style:style style:name="T9" style:family="text">
      <style:text-properties style:font-name="Liberation Serif" fo:font-size="14pt" fo:font-weight="bold" officeooo:rsid="001ac782" style:font-size-asian="12.25pt" style:font-weight-asian="bold" style:font-size-complex="14pt" style:font-weight-complex="bold"/>
    </style:style>
    <style:style style:name="T10" style:family="text">
      <style:text-properties style:font-name="Liberation Serif" fo:font-size="14pt" fo:font-weight="normal" officeooo:rsid="0017edc1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4pt" officeooo:rsid="0017edc1" style:font-size-asian="12pt" style:font-size-complex="12pt"/>
    </style:style>
    <style:style style:name="T12" style:family="text">
      <style:text-properties style:font-name="Liberation Serif" fo:font-size="12pt" fo:font-weight="normal" officeooo:rsid="0019d9ea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112503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17edc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19d9ea" style:font-size-asian="12pt" style:font-size-complex="12pt"/>
    </style:style>
    <style:style style:name="T17" style:family="text">
      <style:text-properties style:font-name="Liberation Serif" fo:font-size="12pt" officeooo:rsid="00112503" style:font-size-asian="12pt" style:font-size-complex="12pt"/>
    </style:style>
    <style:style style:name="T18" style:family="text">
      <style:text-properties style:font-name="Liberation Serif" fo:font-size="12pt" officeooo:rsid="001ecffa" style:font-size-asian="12pt" style:font-size-complex="12pt"/>
    </style:style>
    <style:style style:name="T19" style:family="text">
      <style:text-properties style:font-name="Liberation Serif" fo:font-size="12pt" fo:font-weight="bold" officeooo:rsid="0017edc1" style:font-size-asian="12pt" style:font-weight-asian="bold" style:font-size-complex="12pt" style:font-weight-complex="bold"/>
    </style:style>
    <style:style style:name="T20" style:family="text">
      <style:text-properties fo:color="#000000" style:font-name="Times New Roman" fo:font-size="12pt" officeooo:rsid="000da724" style:font-name-asian="Times New Roman" style:font-size-asian="12pt" style:font-name-complex="Times New Roman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Use case diagram: Graph settings-</text:span><text:span text:style-name="T8">directing </text:span><text:span text:style-name="T9">the graph </text:span></text:p>
      <text:p text:style-name="P6"><text:span text:style-name="T1"><text:line-break/></text:span><text:span text:style-name="T4">Description:</text:span><text:bookmark text:name="page23R_mcid5"/><text:span text:style-name="T4"> </text:span><text:span text:style-name="T1">The user can choose the direction of the edges of the Graph.</text:span></text:p>
      <text:p text:style-name="P6"><text:bookmark text:name="page23R_mcid9"/><text:bookmark text:name="page23R_mcid10"/><text:bookmark text:name="page23R_mcid11"/><text:span text:style-name="T1"><text:line-break/></text:span><text:span text:style-name="T4">Actors:</text:span><text:bookmark text:name="page23R_mcid12"/><text:span text:style-name="T4"> </text:span><text:span text:style-name="T1">The User</text:span></text:p>
      <text:p text:style-name="P6"><text:bookmark text:name="page23R_mcid15"/><text:bookmark text:name="page23R_mcid13"/><text:bookmark text:name="page23R_mcid14"/><text:span text:style-name="T1"><text:line-break/></text:span><text:span text:style-name="T4">Preconditions:</text:span><text:bookmark text:name="page23R_mcid16"/><text:span text:style-name="T4"> </text:span><text:span text:style-name="T1">The application is running.</text:span></text:p>
      <text:p text:style-name="P6"><text:bookmark text:name="page23R_mcid19"/><text:bookmark text:name="page23R_mcid18"/><text:bookmark text:name="page23R_mcid17"/><text:span text:style-name="T1"><text:line-break/></text:span><text:span text:style-name="T4">Postconditions:</text:span><text:bookmark text:name="page23R_mcid20"/><text:span text:style-name="T1"> The direction input is saved internally. </text:span><text:span text:style-name="T3">The previous Graph is deleted.</text:span></text:p>
      <text:p text:style-name="P6"><text:bookmark text:name="page23R_mcid24"/><text:bookmark text:name="page23R_mcid23"/><text:bookmark text:name="page23R_mcid22"/><text:span text:style-name="T1"><text:line-break/></text:span><text:span text:style-name="T4">Main sc</text:span><text:bookmark text:name="page23R_mcid25"/><text:span text:style-name="T4">enario:</text:span></text:p>
      <text:p text:style-name="P8"><text:span text:style-name="T12">1. </text:span><text:span text:style-name="T13">Selecting directionality of the graph</text:span><text:span text:style-name="T15"><text:line-break/><text:tab/>1.</text:span><text:span text:style-name="T16">1 If</text:span><text:span text:style-name="T15"> </text:span><text:span text:style-name="T16">t</text:span><text:span text:style-name="T15">he “</text:span><text:span text:style-name="T17">d</text:span><text:span text:style-name="T15">irected” button is clicked</text:span><text:bookmark text:name="page23R_mcid33"/><text:bookmark text:name="page23R_mcid32"/><text:span text:style-name="T15"><text:line-break/><text:tab/><text:tab/>1.1</text:span><text:bookmark text:name="page23R_mcid34"/><text:span text:style-name="T15">.</text:span><text:span text:style-name="T16">1</text:span><text:span text:style-name="T15"> If it was previously selected, no change occurs.</text:span></text:p>
      <text:p text:style-name="P8"><text:span text:style-name="T15"><text:tab/><text:tab/>1.</text:span><text:bookmark text:name="page23R_mcid37"/><text:span text:style-name="T16">1.2</text:span><text:span text:style-name="T15"> If “Undirected” button was previously selected, </text:span><text:span text:style-name="T18">the window pops up and asks the User if they want to switch to undirected graph.</text:span></text:p>
      <text:p text:style-name="P8"><text:span text:style-name="T18"><text:tab/><text:tab/><text:tab/>1.1.2.1 If the answer is ‘yes’, the application is informed of</text:span><text:bookmark text:name="page23R_mcid38"/><text:bookmark text:name="page23R_mcid39"/><text:span text:style-name="T18"> the change and saves it internally. </text:span><text:span text:style-name="T20">Formerly added nodes and edges are deleted.</text:span></text:p>
      <text:p text:style-name="P8"><text:span text:style-name="T18"><text:tab/><text:tab/><text:tab/>1.1.2.2 Otherwise, no changes occur.</text:span><text:span text:style-name="T15"><text:line-break/><text:tab/> </text:span><text:span text:style-name="T16">1.2</text:span><text:span text:style-name="T15"> The “Undirected” button is clicked</text:span><text:bookmark text:name="page23R_mcid55"/><text:bookmark text:name="page23R_mcid54"/><text:span text:style-name="T15"><text:line-break/> <text:tab/><text:tab/></text:span><text:span text:style-name="T16">1.</text:span><text:span text:style-name="T15">2.1</text:span><text:bookmark text:name="page23R_mcid56"/><text:span text:style-name="T15"> If it was previously selected, no change occurs.</text:span><text:bookmark text:name="page23R_mcid58"/><text:bookmark text:name="page23R_mcid57"/><text:span text:style-name="T15"><text:line-break/> <text:tab/><text:tab/></text:span><text:span text:style-name="T16">1.</text:span><text:span text:style-name="T15">2.2</text:span><text:bookmark text:name="page23R_mcid59"/><text:bookmark text:name="page23R_mcid60"/><text:span text:style-name="T15"> If “Directed” bu</text:span><text:bookmark text:name="page23R_mcid61"/><text:span text:style-name="T15">tton was previously selected</text:span></text:p>
      <text:p text:style-name="P8"><text:span text:style-name="T18"><text:tab/><text:tab/><text:tab/>1.2.2.1 If the answer is ‘yes’, the application is informed of</text:span><text:bookmark text:name="page23R_mcid381"/><text:bookmark text:name="page23R_mcid391"/><text:span text:style-name="T18"> the change and saves it internally. </text:span><text:span text:style-name="T20">Formerly added nodes and edges are deleted.</text:span></text:p>
      <text:p text:style-name="P8"><text:span text:style-name="T15"><text:tab/><text:tab/><text:tab/></text:span><text:span text:style-name="T18">1.2.2.2 Otherwise, no changes occur.</text:span><text:span text:style-name="T15"><text:tab/><text:tab/><text:tab/></text:span></text:p>
      <text:p text:style-name="P8"><text:bookmark text:name="page23R_mcid113"/><text:bookmark text:name="page23R_mcid115"/><text:bookmark text:name="page23R_mcid114"/><text:bookmark text:name="page23R_mcid116"/><text:span text:style-name="T14"><text:line-break/></text:span><text:span text:style-name="T19">Alternative scenarios:</text:span><text:span text:style-name="T13">/</text:span></text:p>
      <text:p text:style-name="P5"><text:span text:style-name="T10"><text:line-break/></text:span><text:span text:style-name="T2">Additional information:</text:span><text:bookmark text:name="page23R_mcid130"/><text:bookmark text:name="page23R_mcid131"/><text:span text:style-name="T2"> </text:span><text:span text:style-name="T6">There can not exists unidrected and directed edges simultaneously in a Graph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12:29.487007956</meta:creation-date>
    <dc:date>2022-12-31T15:57:35.061218566</dc:date>
    <meta:editing-duration>PT2M2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83" meta:character-count="1215" meta:non-whitespace-character-count="1009"/>
  </office:meta>
</office:document-meta>
</file>